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5cm" draw:z-index="0"><draw:image xlink:href="../../odt/images/303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мпульс по фронт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51cm" draw:z-index="0"><draw:image xlink:href="../../odt/images/303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Блок ф</text:span>ормирует импульс величиной 1, длительностью в <text:span text:style-name="T8">один</text:span> шаг интегрирования, при изменении входной величины от нуля до единицы:</text:p>
            <text:p text:style-name="P4"><text:span text:style-name="T10"><draw:frame draw:style-name="fr3" draw:name="Объект1" text:anchor-type="as-char" svg:width="8.643cm" svg:height="1.25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">,</text:span></text:p>
            <text:p text:style-name="Text_20_body"><text:span text:style-name="T11">где </text:span><text:span text:style-name="T11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 – выходной сигнал блока, <text:s/></text:span><text:span text:style-name="T11"><draw:frame draw:style-name="fr3" draw:name="Объект3" text:anchor-type="as-char" svg:width="3.395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1">– входной сигнал в текущий момент времени и на предыдущем временном шаге интегрирования.</text:span></text:p>
            <text:p text:style-name="Text_20_body"><text:span text:style-name="T9">Свойства</text:span>:<text:span text:style-name="T7"> </text:span><text:span text:style-name="T4">для работы блока свойства задавать не требуется.</text:span></text:p>
            <text:p text:style-name="Text_20_body"><text:span text:style-name="T6">Примечание</text:span><text:span text:style-name="T4">: если на вход блока подается не </text:span><text:span text:style-name="T5">логический</text:span><text:span text:style-name="T4">, а </text:span><text:span text:style-name="T5">действительный</text:span><text:span text:style-name="T4"> сигнал, то он считается </text:span><text:span text:style-name="T5">единичным</text:span><text:span text:style-name="T4"> при </text:span><text:span text:style-name="T4"><draw:frame draw:style-name="fr3" draw:name="Объект4" text:anchor-type="as-char" svg:width="2.073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и </text:span><text:span text:style-name="T5">нулевым</text:span><text:span text:style-name="T4"> при </text:span><text:span text:style-name="T4"><draw:frame draw:style-name="fr3" draw:name="Объект5" text:anchor-type="as-char" svg:width="2.073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: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фронту</dc:title>
    <dc:date>2012-03-30T16:27:25.95</dc:date>
    <meta:generator>OpenOffice_Beta/4.1.0$Win32 OpenOffice.org_project/410m14$Build-9760</meta:generator>
    <meta:editing-duration>PT2H18M10S</meta:editing-duration>
    <meta:editing-cycles>112</meta:editing-cycles>
    <meta:document-statistic meta:table-count="1" meta:image-count="2" meta:object-count="5" meta:page-count="1" meta:paragraph-count="11" meta:word-count="77" meta:character-count="49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1</mn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0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u(t) = 1 = neg u(t- %DELTA t) = neg 0; #
alignl 0, ~ во всех остальных случаях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

<file path=Object 4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5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